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/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 fo:margin-bottom="0in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4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/>
    </style:style>
    <style:style style:name="P5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/>
    </style:style>
    <style:style style:name="P6" style:parent-style-name="Normal" style:family="paragraph">
      <style:paragraph-properties fo:margin-bottom="0in"/>
    </style:style>
    <style:style style:name="T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" style:parent-style-name="DefaultParagraphFont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0" style:parent-style-name="DefaultParagraphFont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12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14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7" style:parent-style-name="Normal" style:family="paragraph">
      <style:paragraph-properties fo:margin-bottom="0in" fo:line-height="100%"/>
      <style:text-properties style:font-name="Arial" style:font-name-complex="Arial" fo:font-style="italic" style:font-style-asian="italic" style:font-style-complex="italic" fo:font-size="9pt" style:font-size-asian="9pt" style:font-size-complex="9pt"/>
    </style:style>
    <style:style style:name="P18" style:parent-style-name="Normal" style:family="paragraph">
      <style:paragraph-properties fo:margin-bottom="0in" fo:line-height="100%"/>
      <style:text-properties style:font-name="Arial" style:font-name-complex="Arial" fo:font-style="italic" style:font-style-asian="italic" style:font-style-complex="italic" fo:font-size="9pt" style:font-size-asian="9pt" style:font-size-complex="9pt"/>
    </style:style>
    <style:style style:name="P19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20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/>
    </style:style>
    <style:style style:name="P21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22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3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24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2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27" style:parent-style-name="Normal" style:family="paragraph">
      <style:paragraph-properties fo:margin-bottom="0in" fo:line-height="100%"/>
      <style:text-properties style:font-name="Arial" style:font-name-complex="Arial" fo:font-style="italic" style:font-style-asian="italic" style:font-style-complex="italic" fo:font-size="9pt" style:font-size-asian="9pt" style:font-size-complex="9pt"/>
    </style:style>
    <style:style style:name="P28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9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30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31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32" style:parent-style-name="Normal" style:family="paragraph">
      <style:paragraph-properties fo:margin-bottom="0in"/>
      <style:text-properties style:font-name="Arial" style:font-name-complex="Arial" fo:font-style="italic" style:font-style-asian="italic" style:font-style-complex="italic" fo:font-size="9pt" style:font-size-asian="9pt" style:font-size-complex="9pt"/>
    </style:style>
    <style:style style:name="P33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34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/>
    </style:style>
    <style:style style:name="P35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36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7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38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9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40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41" style:parent-style-name="Normal" style:family="paragraph">
      <style:paragraph-properties fo:margin-bottom="0in"/>
      <style:text-properties style:font-name="Arial" style:font-name-complex="Arial" fo:font-style="italic" style:font-style-asian="italic" style:font-style-complex="italic" fo:font-size="9pt" style:font-size-asian="9pt" style:font-size-complex="9pt"/>
    </style:style>
    <style:style style:name="P42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43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44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45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46" style:parent-style-name="Normal" style:family="paragraph">
      <style:paragraph-properties fo:margin-bottom="0in"/>
      <style:text-properties style:font-name="Arial" style:font-name-complex="Arial" fo:font-style="italic" style:font-style-asian="italic" style:font-style-complex="italic" fo:font-size="9pt" style:font-size-asian="9pt" style:font-size-complex="9pt"/>
    </style:style>
    <style:style style:name="P47" style:parent-style-name="Normal" style:family="paragraph">
      <style:paragraph-properties fo:margin-bottom="0in"/>
      <style:text-properties style:font-name="Arial" style:font-name-complex="Arial" fo:font-style="italic" style:font-style-asian="italic" style:font-style-complex="italic" fo:font-size="9pt" style:font-size-asian="9pt" style:font-size-complex="9pt"/>
    </style:style>
    <style:style style:name="P48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/>
    </style:style>
    <style:style style:name="P49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50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51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52" style:parent-style-name="Normal" style:family="paragraph">
      <style:paragraph-properties fo:margin-bottom="0in"/>
    </style:style>
    <style:style style:name="T53" style:parent-style-name="DefaultParagraphFont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T5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55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56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57" style:parent-style-name="Normal" style:family="paragraph">
      <style:paragraph-properties fo:margin-bottom="0in"/>
    </style:style>
    <style:style style:name="T58" style:parent-style-name="DefaultParagraphFont" style:family="text">
      <style:text-properties style:font-name="Arial" style:font-name-complex="Arial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T5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60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61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62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63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4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5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66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67" style:parent-style-name="Normal" style:family="paragraph">
      <style:paragraph-properties fo:margin-bottom="0in"/>
    </style:style>
    <style:style style:name="T6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9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7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71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72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73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74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75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76" style:parent-style-name="Normal" style:family="paragraph">
      <style:paragraph-properties fo:margin-bottom="0in"/>
    </style:style>
    <style:style style:name="T7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78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7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80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1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82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</office:automatic-styles>
  <office:body>
    <office:text text:use-soft-page-breaks="true">
      <text:p text:style-name="P1">CREATING SELF-SIGNED CERTIFICATES FOR TLS</text:p>
      <text:p text:style-name="P2"/>
      <text:p text:style-name="P3"/>
      <text:p text:style-name="P4">STEP 1: Create a Root Certificate Authority (CA)</text:p>
      <text:p text:style-name="P5"/>
      <text:p text:style-name="P6"><text:span text:style-name="T7">This CA will be used to sign both your<text:s/></text:span><text:span text:style-name="T8">server</text:span><text:span text:style-name="T9"><text:s/>and<text:s/></text:span><text:span text:style-name="T10">client</text:span><text:span text:style-name="T11"><text:s/>certificates.</text:span></text:p>
      <text:p text:style-name="P12">1. Generate private key for CA</text:p>
      <text:p text:style-name="P13">openssl genrsa -out ca-key.pem 2048</text:p>
      <text:p text:style-name="P14">2. Create a self-signed root CA certificate (valid for 10 years)</text:p>
      <text:p text:style-name="P15">openssl req -x509 -new -nodes -key ca-key.pem -sha256 -days 3650 -out ca-cert.pem<text:s/></text:p>
      <text:p text:style-name="P16"/>
      <text:p text:style-name="P17">(Press enter for all asked questions except Common Name. Give any Common Name)</text:p>
      <text:p text:style-name="P18">Two files will be created ca-key.pem (private key-keep safe) and ca-cert.pem <text:s/>(public certificate-shared)</text:p>
      <text:p text:style-name="P19"/>
      <text:p text:style-name="P20">STEP 2: Create the Server Certificate</text:p>
      <text:p text:style-name="P21">The ESP32 TLS server will use this certificate + private key.</text:p>
      <text:p text:style-name="P22">1. Generate private key</text:p>
      <text:p text:style-name="P23">openssl genrsa -out server-key.pem 2048</text:p>
      <text:p text:style-name="P24">2. Create a certificate signing request (CSR)</text:p>
      <text:p text:style-name="P25">openssl req -new -key server-key.pem -out server.csr<text:s/></text:p>
      <text:p text:style-name="P26"/>
      <text:p text:style-name="P27">(Press enter for all asked questions except Common Name. Give any Common Name)</text:p>
      <text:p text:style-name="P28">3. Sign the server certificate with the CA</text:p>
      <text:p text:style-name="P29">openssl x509 -req -in server.csr -CA ca-cert.pem -CAkey ca-key.pem \</text:p>
      <text:p text:style-name="P30"><text:s text:c="2"/>-CAcreateserial -out server-cert.pem -days 365 -sha256</text:p>
      <text:p text:style-name="P31"/>
      <text:p text:style-name="P32">Two files will be created server-key.pem and server-cert.pem</text:p>
      <text:p text:style-name="P33"/>
      <text:p text:style-name="P34">STEP 3: Create the Client Certificate</text:p>
      <text:p text:style-name="P35">The OpenSSL client (or ESP32 client) will use this certificate to authenticate.</text:p>
      <text:p text:style-name="P36">1. Generate private key</text:p>
      <text:p text:style-name="P37">openssl genrsa -out client-key.pem 2048</text:p>
      <text:p text:style-name="P38">2. Create CSR for client</text:p>
      <text:p text:style-name="P39">openssl req -new -key client-key.pem -out client.csr<text:s/></text:p>
      <text:p text:style-name="P40"/>
      <text:p text:style-name="P41">(Press enter for all asked questions except Common Name. Give any Common Name)</text:p>
      <text:p text:style-name="P42">3. Sign client certificate with CA</text:p>
      <text:p text:style-name="P43">openssl x509 -req -in client.csr -CA ca-cert.pem -CAkey ca-key.pem \</text:p>
      <text:p text:style-name="P44"><text:s text:c="2"/>-CAcreateserial -out client-cert.pem -days 365 -sha256</text:p>
      <text:p text:style-name="P45"/>
      <text:p text:style-name="P46">Two files will be created client-key.pem and client-cert.pem.</text:p>
      <text:p text:style-name="P47"/>
      <text:p text:style-name="P48">STEP 4: Verify the Certificates</text:p>
      <text:p text:style-name="P49">Run the below command to verify the server certificate</text:p>
      <text:p text:style-name="P50">openssl verify -CAfile ca-cert.pem server-cert.pem</text:p>
      <text:p text:style-name="P51"/>
      <text:p text:style-name="P52"><text:span text:style-name="T53">Excepted Output:</text:span><text:span text:style-name="T54"><text:s/>server-cert.pem: OK</text:span></text:p>
      <text:p text:style-name="P55">Run the below command to verify client certificate</text:p>
      <text:p text:style-name="P56">openssl verify -CAfile ca-cert.pem client-cert.pem</text:p>
      <text:soft-page-break/>
      <text:p text:style-name="P57"><text:span text:style-name="T58">Excepted Output:</text:span><text:span text:style-name="T59"><text:s/>client-cert.pem: OK</text:span></text:p>
      <text:p text:style-name="P60"/>
      <text:p text:style-name="P61"/>
      <text:p text:style-name="P62"/>
      <text:p text:style-name="P63">TASK:</text:p>
      <text:p text:style-name="P64"/>
      <text:p text:style-name="P65">Run the below command, and what output you will get? Put your TLS server IP address and port.</text:p>
      <text:p text:style-name="P66"/>
      <text:p text:style-name="P67"><text:span text:style-name="T68">$ openssl s_client -connect<text:s/></text:span><text:span text:style-name="T69">&lt;YOUR_TLS_SERVER_IP&gt;:&lt;TLS_SERVER_PORT&gt;</text:span><text:span text:style-name="T70"><text:s text:c="3"/>-cert client-cert.pem -key client-key.pem -CAfile ca-cert.pem</text:span></text:p>
      <text:p text:style-name="P71"/>
      <text:p text:style-name="P72">Also, check what is displayed on your serial monitor.</text:p>
      <text:p text:style-name="P73"/>
      <text:p text:style-name="P74">Now run the below command, and what output do you get? Put your TLS server IP address and port.</text:p>
      <text:p text:style-name="P75"/>
      <text:p text:style-name="P76"><text:span text:style-name="T77">$ openssl s_client -connect<text:s/></text:span><text:span text:style-name="T78">&lt;YOUR_TLS_SERVER_IP&gt;:&lt;TLS_SERVER_PORT&gt;</text:span><text:span text:style-name="T79"><text:s text:c="3"/></text:span></text:p>
      <text:p text:style-name="P80"/>
      <text:p text:style-name="P81">Also, check what is displayed on your serial monitor.</text:p>
      <text:p text:style-name="P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houdhary</meta:initial-creator>
    <dc:creator>Choudhary</dc:creator>
    <meta:creation-date>2025-10-12T19:56:00Z</meta:creation-date>
    <dc:date>2025-10-13T07:58:00Z</dc:date>
    <meta:template xlink:href="Normal" xlink:type="simple"/>
    <meta:editing-cycles>3</meta:editing-cycles>
    <meta:editing-duration>PT1260S</meta:editing-duration>
    <meta:user-defined meta:name="GrammarlyDocumentId">39aff7ea-e930-4e5a-86e0-2307c0e7f69c</meta:user-defined>
    <meta:document-statistic meta:page-count="2" meta:paragraph-count="52" meta:word-count="370" meta:character-count="2487" meta:row-count="67" meta:non-whitespace-character-count="2169"/>
  </office:meta>
</office:document-meta>
</file>